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cce1c"/>
    </style:style>
    <style:style style:name="P2" style:family="paragraph" style:parent-style-name="Darktable_20_heading_20_1">
      <style:text-properties officeooo:paragraph-rsid="001cce1c"/>
    </style:style>
    <style:style style:name="T1" style:family="text">
      <style:text-properties officeooo:rsid="001cce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 </text:p>
      <text:h text:style-name="P2" text:outline-level="2"><text:span text:style-name="T1">Modules</text:span></text:h>
      <text:p text:style-name="P1"><text:span text:style-name="T1">This chapter will explain what each module does.</text:span></text:p>
      <text:h text:style-name="Darktable_20_heading_20_2" text:outline-level="3" text:is-list-header="true">Subsection title</text:h>
      <text:p text:style-name="Text_20_body">Subsection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default-outline-level="3"/>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01H04M59S</meta:editing-duration>
    <meta:editing-cycles>6</meta:editing-cycles>
    <meta:generator>OpenOffice.org/3.2$Linux OpenOffice.org_project/320m19$Build-9505</meta:generator>
    <meta:initial-creator>stefano fornari</meta:initial-creator>
    <dc:date>2011-03-21T21:41:16</dc:date>
    <dc:creator>Nicholas </dc:creator>
    <meta:document-statistic meta:table-count="0" meta:image-count="0" meta:object-count="0" meta:page-count="1" meta:paragraph-count="7" meta:word-count="86" meta:character-count="512"/>
  </office:meta>
</office:document-meta>
</file>